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ook Antiqua" svg:font-family="'Book Antiqua'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6.990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6.5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2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93in" fo:break-before="auto" style:use-optimal-row-height="tru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366in" fo:break-before="auto" style:use-optimal-row-height="true"/>
    </style:style>
    <style:style style:name="ro13" style:family="table-row">
      <style:table-row-properties style:row-height="1.7354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7772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1.4252in" fo:break-before="auto" style:use-optimal-row-height="true"/>
    </style:style>
    <style:style style:name="ro19" style:family="table-row">
      <style:table-row-properties style:row-height="2.902in" fo:break-before="auto" style:use-optimal-row-height="true"/>
    </style:style>
    <style:style style:name="ro20" style:family="table-row">
      <style:table-row-properties style:row-height="0.8028in" fo:break-before="auto" style:use-optimal-row-height="true"/>
    </style:style>
    <style:style style:name="ro21" style:family="table-row">
      <style:table-row-properties style:row-height="1.1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Book Antiqua" fo:font-size="11pt" style:font-size-asian="11pt" style:font-size-complex="11pt"/>
    </style:style>
    <style:style style:name="ce2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Book Antiqu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Book Antiqua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Liberation Sans1" style:font-name-asian="Liberation Sans1" style:font-name-complex="Liberation Sans1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80808" style:font-name="Helvetica" fo:font-size="10pt" fo:font-style="italic" style:font-name-asian="Times New Roman" style:font-size-asian="10pt" style:language-asian="en" style:country-asian="US" style:font-name-complex="Helvetica" style:font-size-complex="10pt" style:language-complex="ar" style:country-complex="SA" style:font-style-complex="italic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style:font-name="Consolas" style:font-name-asian="Times New Roman" style:font-size-asian="12pt" style:language-asian="en" style:country-asian="US" style:font-name-complex="Consolas" style:language-complex="ar" style:country-complex="SA"/>
    </style:style>
    <style:style style:name="ce39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Consolas" style:font-size-asian="12pt" style:language-asian="en" style:country-asian="US" style:font-name-complex="Consolas" style:language-complex="ar" style:country-complex="SA"/>
    </style:style>
    <style:style style:name="ce17" style:family="table-cell" style:parent-style-name="Default">
      <style:table-cell-properties fo:wrap-option="wrap"/>
      <style:text-properties fo:color="#080808" style:font-size-asian="12pt" style:language-asian="en" style:country-asian="US" style:language-complex="ar" style:country-complex="SA"/>
    </style:style>
    <style:style style:name="ce18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wrap-option="wrap"/>
      <style:text-properties style:font-name="Liberation Sans1" style:font-name-asian="Liberation Sans1" style:font-name-complex="Liberation Sans1"/>
    </style:style>
    <style:style style:name="ce44" style:family="table-cell" style:parent-style-name="Default">
      <style:text-properties fo:color="#080808" style:font-name="Helvetica" fo:font-size="12pt" style:font-name-asian="Times New Roman" style:font-size-asian="12pt" style:language-asian="en" style:country-asian="US" style:font-name-complex="Helvetica" style:font-size-complex="12pt" style:language-complex="ar" style:country-complex="SA"/>
    </style:style>
    <style:style style:name="ce45" style:family="table-cell" style:parent-style-name="Default">
      <style:table-cell-properties fo:wrap-option="wrap"/>
      <style:text-properties style:font-name="Consolas" style:font-name-asian="Times New Roman" style:font-size-asian="12pt" style:language-asian="en" style:country-asian="US" style:font-name-complex="Consolas" style:language-complex="ar" style:country-complex="SA"/>
    </style:style>
    <style:style style:name="ce46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80808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80808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80808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en" style:country-asian="US" style:font-style-asian="normal" style:font-weight-asian="normal" style:font-name-complex="Helvetic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80808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Helvetica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-8% 58%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5" style:family="text">
      <style:text-properties fo:color="#0033b3" fo:font-size="10pt" fo:font-weight="bold" fo:language="en" fo:country="US" style:language-asian="en" style:country-asian="US" style:language-complex="ar" style:country-complex="SA" style:font-size-complex="10pt" style:font-weight-complex="bold"/>
    </style:style>
    <style:style style:name="T6" style:family="text">
      <style:text-properties fo:color="#0033b3" fo:font-size="10pt" fo:language="en" fo:country="US" style:language-asian="en" style:country-asian="US" style:language-complex="ar" style:country-complex="SA" style:font-size-complex="10pt"/>
    </style:style>
    <style:style style:name="T7" style:family="text">
      <style:text-properties style:language-asian="en" style:country-asian="US" style:language-complex="ar" style:country-complex="SA" fo:color="#080808"/>
    </style:style>
    <style:style style:name="T8" style:family="text">
      <style:text-properties style:language-asian="en" style:country-asian="US" style:language-complex="ar" style:country-complex="SA" fo:color="#1750eb" fo:font-size="10pt" fo:language="en" fo:country="US" style:font-size-complex="10pt"/>
    </style:style>
    <style:style style:name="T9" style:family="text">
      <style:text-properties style:language-asian="en" style:country-asian="US" style:language-complex="ar" style:country-complex="SA" fo:color="#8c8c8c" fo:font-size="10pt" fo:font-style="italic" fo:language="en" fo:country="US" style:font-size-complex="10pt" style:font-style-complex="italic"/>
    </style:style>
    <style:style style:name="T10" style:family="text">
      <style:text-properties fo:color="#080808" style:font-name="Consolas" style:language-asian="en" style:country-asian="US" style:language-complex="ar" style:country-complex="SA" style:font-name-asian="Times New Roman" style:font-name-complex="Consolas" style:font-size-asian="12pt"/>
    </style:style>
    <style:style style:name="T11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000080" fo:font-size="10pt" fo:language="en" fo:country="US" style:font-size-complex="10pt"/>
    </style:style>
    <style:style style:name="T12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080808"/>
    </style:style>
    <style:style style:name="T13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067d17" fo:font-size="10pt" fo:language="en" fo:country="US" style:font-size-complex="10pt"/>
    </style:style>
    <style:style style:name="T14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1750eb" fo:font-size="10pt" fo:language="en" fo:country="US" style:font-size-complex="10pt"/>
    </style:style>
    <style:style style:name="T15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font-size="10pt" fo:language="en" fo:country="US" style:font-size-complex="10pt" fo:color="#080808"/>
    </style:style>
    <style:style style:name="T16" style:family="text">
      <style:text-properties fo:color="#000080"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/>
    </style:style>
    <style:style style:name="T17" style:family="text">
      <style:text-properties fo:color="#1750eb"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/>
    </style:style>
    <style:style style:name="T18" style:family="text">
      <style:text-properties style:font-name="Consolas" fo:font-size="10pt" fo:language="en" fo:country="US" style:language-asian="en" style:country-asian="US" style:language-complex="ar" style:country-complex="SA" style:font-name-asian="Times New Roman" style:font-name-complex="Consolas" style:font-size-asian="12pt" style:font-size-complex="10pt" fo:color="#080808"/>
    </style:style>
    <style:style style:name="T19" style:family="text">
      <style:text-properties fo:color="#00627a" style:font-name="Liberation Sans1" fo:font-size="10pt" fo:language="en" fo:country="US" style:language-asian="en" style:country-asian="US" style:language-complex="ar" style:country-complex="SA" style:font-name-asian="Times New Roman" style:font-name-complex="Liberation Sans1" style:font-size-complex="10pt"/>
    </style:style>
    <style:style style:name="T20" style:family="text">
      <style:text-properties fo:color="#00627a" fo:font-size="10pt" fo:language="en" fo:country="US" style:language-asian="en" style:country-asian="US" style:language-complex="ar" style:country-complex="SA" style:font-name-asian="Times New Roman" style:font-size-complex="10pt"/>
    </style:style>
    <style:style style:name="T21" style:family="text">
      <style:text-properties style:language-asian="en" style:country-asian="US" style:language-complex="ar" style:country-complex="SA" style:font-name-asian="Times New Roman" fo:color="#080808"/>
    </style:style>
    <style:style style:name="T22" style:family="text">
      <style:text-properties style:language-asian="en" style:country-asian="US" style:language-complex="ar" style:country-complex="SA" fo:color="#080808" fo:font-size="10pt" fo:language="en" fo:country="US" style:font-name-asian="Consolas" style:font-size-complex="10pt"/>
    </style:style>
    <style:style style:name="T23" style:family="text">
      <style:text-properties style:language-asian="en" style:country-asian="US" style:language-complex="ar" style:country-complex="SA" fo:color="#080808" fo:font-size="10pt" fo:language="en" fo:country="US" style:font-size-complex="10pt" style:font-name-asian="Times New Roman"/>
    </style:style>
    <style:style style:name="T24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asian="Liberation Sans1" style:font-name-complex="Liberation Sans1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style:font-name-asian="Times New Roman" style:font-name-complex="Consolas"/>
    </style:style>
    <style:style style:name="T26" style:family="text">
      <style:text-properties style:language-asian="en" style:country-asian="US" style:language-complex="ar" style:country-complex="SA" fo:color="#8c8c8c" style:font-name="Consolas" fo:font-size="10pt" fo:font-style="italic" fo:language="en" fo:country="US" style:font-name-asian="Times New Roman" style:font-name-complex="Consolas" style:font-size-asian="12pt" style:font-size-complex="10pt" style:font-style-complex="italic"/>
    </style:style>
    <style:style style:name="T27" style:family="text">
      <style:text-properties style:language-asian="en" style:country-asian="US" style:language-complex="ar" style:country-complex="SA" style:font-name="Consolas" fo:font-size="10pt" fo:language="en" fo:country="US" style:font-name-asian="Times New Roman" style:font-name-complex="Consolas" style:font-size-asian="12pt" style:font-size-complex="10pt" fo:color="#0033b3"/>
    </style:style>
    <style:style style:name="T28" style:family="text">
      <style:text-properties style:language-asian="en" style:country-asian="US" style:language-complex="ar" style:country-complex="SA" style:font-name="Consolas" fo:font-size="10pt" fo:language="en" fo:country="US" style:font-name-asian="Times New Roman" style:font-name-complex="Consolas" style:font-size-asian="12pt" style:font-size-complex="10pt" fo:color="#b200b2"/>
    </style:style>
    <style:style style:name="T29" style:family="text">
      <style:text-properties style:language-asian="en" style:country-asian="US" style:language-complex="ar" style:country-complex="SA" fo:color="#94558d" style:font-name="Consolas" fo:language="en" fo:country="US" style:font-name-asian="Times New Roman" style:font-name-complex="Consolas" fo:font-weight="bold" style:font-weight-asian="bold" style:font-weight-complex="bold" fo:font-size="13pt" style:font-size-asian="13pt" style:font-size-complex="13pt"/>
    </style:style>
    <style:style style:name="T30" style:family="text">
      <style:text-properties style:language-asian="en" style:country-asian="US" style:language-complex="ar" style:country-complex="SA" fo:color="#000080" style:font-name="Consolas" fo:font-size="10pt" fo:language="en" fo:country="US" style:font-name-asian="Times New Roman" style:font-name-complex="Consolas" style:font-size-asian="12pt" style:font-size-complex="10pt"/>
    </style:style>
    <style:style style:name="T31" style:family="text">
      <style:text-properties style:language-asian="en" style:country-asian="US" style:language-complex="ar" style:country-complex="SA" fo:color="#067d17" style:font-name="Consolas" fo:font-size="10pt" fo:language="en" fo:country="US" style:font-name-asian="Times New Roman" style:font-name-complex="Consolas" style:font-size-asian="12pt" style:font-size-complex="10pt"/>
    </style:style>
    <style:style style:name="T32" style:family="text">
      <style:text-properties style:language-asian="en" style:country-asian="US" style:language-complex="ar" style:country-complex="SA" fo:color="#1750eb" style:font-name="Consolas" fo:font-size="10pt" fo:language="en" fo:country="US" style:font-name-asian="Times New Roman" style:font-name-complex="Consolas" style:font-size-asian="12pt" style:font-size-complex="10pt"/>
    </style:style>
    <style:style style:name="T33" style:family="text">
      <style:text-properties style:language-asian="en" style:country-asian="US" style:language-complex="ar" style:country-complex="SA" fo:color="#94558d" style:font-name="Consolas" fo:font-size="10pt" fo:language="en" fo:country="US" style:font-name-asian="Times New Roman" style:font-name-complex="Consolas" style:font-size-asian="12pt" style:font-size-complex="10pt"/>
    </style:style>
    <style:style style:name="T34" style:family="text">
      <style:text-properties style:language-asian="en" style:country-asian="US" style:language-complex="ar" style:country-complex="SA" style:font-name="Consolas" fo:font-size="10pt" fo:language="en" fo:country="US" style:font-name-asian="Times New Roman" style:font-name-complex="Consolas" style:font-size-asian="12pt" style:font-size-complex="10pt" fo:color="#080808"/>
    </style:style>
    <style:style style:name="T35" style:family="text">
      <style:text-properties fo:color="#0033b3" fo:font-size="10pt" fo:language="en" fo:country="US" style:font-size-complex="10pt" style:font-name="Consolas" style:language-asian="en" style:country-asian="US" style:language-complex="ar" style:country-complex="SA" style:font-name-asian="Times New Roman" style:font-name-complex="Consolas" style:font-size-asian="12pt"/>
    </style:style>
    <style:style style:name="T36" style:family="text">
      <style:text-properties fo:font-size="10pt" fo:language="en" fo:country="US" style:font-size-complex="10pt" style:font-name="Consolas" style:language-asian="en" style:country-asian="US" style:language-complex="ar" style:country-complex="SA" style:font-name-asian="Times New Roman" style:font-name-complex="Consolas" style:font-size-asian="12pt" fo:color="#000000"/>
    </style:style>
    <style:style style:name="T37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font-size="10pt" fo:language="en" fo:country="US" style:font-size-complex="10pt" fo:color="#0033b3"/>
    </style:style>
    <style:style style:name="T38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font-size="10pt" fo:language="en" fo:country="US" style:font-size-complex="10pt" fo:color="#b200b2"/>
    </style:style>
    <style:style style:name="T39" style:family="text">
      <style:text-properties style:font-name="Consolas" style:language-asian="en" style:country-asian="US" style:language-complex="ar" style:country-complex="SA" style:font-name-asian="Times New Roman" style:font-name-complex="Consolas" style:font-size-asian="12pt" fo:color="#94558d" fo:font-size="10pt" fo:language="en" fo:country="US" style:font-size-complex="10pt"/>
    </style:style>
    <style:style style:name="T40" style:family="text">
      <style:text-properties style:font-name="Consolas" style:language-asian="en" style:country-asian="US" style:language-complex="ar" style:country-complex="SA" style:font-name-complex="Consolas" style:font-size-asian="12pt" fo:color="#080808" fo:font-size="10pt" fo:language="en" fo:country="US" style:font-name-asian="Consolas" style:font-size-complex="10pt"/>
    </style:style>
    <style:style style:name="T41" style:family="text">
      <style:text-properties style:font-name="Consolas" style:language-asian="en" style:country-asian="US" style:language-complex="ar" style:country-complex="SA" style:font-name-complex="Consolas" style:font-size-asian="12pt" fo:color="#080808" style:font-name-asian="Times New Roman"/>
    </style:style>
    <style:style style:name="T42" style:family="text">
      <style:text-properties style:font-name="Consolas" style:language-asian="en" style:country-asian="US" style:language-complex="ar" style:country-complex="SA" style:font-name-complex="Consolas" style:font-size-asian="12pt" style:font-name-asian="Times New Roman" fo:color="#94558d" fo:font-size="10pt" fo:language="en" fo:country="US" style:font-size-complex="10pt"/>
    </style:style>
    <style:style style:name="T43" style:family="text">
      <style:text-properties style:font-name="Consolas" style:language-asian="en" style:country-asian="US" style:language-complex="ar" style:country-complex="SA" style:font-name-complex="Consolas" style:font-size-asian="12pt" style:font-name-asian="Times New Roman" fo:color="#080808"/>
    </style:style>
    <style:style style:name="T44" style:family="text">
      <style:text-properties style:font-name="Consolas" style:language-asian="en" style:country-asian="US" style:language-complex="ar" style:country-complex="SA" style:font-name-complex="Consolas" style:font-size-asian="12pt" fo:color="#080808" fo:font-size="10pt" fo:language="en" fo:country="US" style:font-size-complex="10pt" style:font-name-asian="Times New Roman"/>
    </style:style>
    <style:style style:name="T45" style:family="text">
      <style:text-properties fo:color="#0033b3" fo:font-size="10pt" fo:language="en" fo:country="US" style:font-size-complex="10pt" style:language-asian="en" style:country-asian="US" style:language-complex="ar" style:country-complex="SA"/>
    </style:style>
    <style:style style:name="T46" style:family="text">
      <style:text-properties fo:font-size="10pt" fo:language="en" fo:country="US" style:font-size-complex="10pt" style:language-asian="en" style:country-asian="US" style:language-complex="ar" style:country-complex="SA" fo:color="#000000"/>
    </style:style>
    <style:style style:name="T47" style:family="text">
      <style:text-properties style:language-asian="en" style:country-asian="US" style:language-complex="ar" style:country-complex="SA" fo:color="#0033b3" fo:font-size="10pt" fo:language="en" fo:country="US" style:font-size-complex="10pt"/>
    </style:style>
    <style:style style:name="T48" style:family="text">
      <style:text-properties style:language-asian="en" style:country-asian="US" style:language-complex="ar" style:country-complex="SA" fo:font-size="10pt" fo:language="en" fo:country="US" style:font-size-complex="10pt" fo:color="#000080"/>
    </style:style>
    <style:style style:name="T49" style:family="text">
      <style:text-properties style:language-asian="en" style:country-asian="US" style:language-complex="ar" style:country-complex="SA" fo:color="#8c8c8c" fo:font-size="10pt" fo:font-weight="bold" fo:font-style="italic" fo:language="en" fo:country="US" style:font-size-complex="10pt" style:font-weight-complex="bold" style:font-style-complex="italic"/>
    </style:style>
    <style:style style:name="T50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033b3"/>
    </style:style>
    <style:style style:name="T51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00000"/>
    </style:style>
    <style:style style:name="T52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8c8c8c"/>
    </style:style>
    <style:style style:name="T53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b200b2"/>
    </style:style>
    <style:style style:name="T54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94558d"/>
    </style:style>
    <style:style style:name="T55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67d17"/>
    </style:style>
    <style:style style:name="T56" style:family="text">
      <style:text-properties style:language-asian="en" style:country-asian="US" style:language-complex="ar" style:country-complex="SA" fo:font-size="10pt" fo:font-weight="bold" fo:font-style="italic" fo:language="en" fo:country="US" style:font-size-complex="10pt" style:font-weight-complex="bold" style:font-style-complex="italic" fo:color="#000080"/>
    </style:style>
    <style:style style:name="T57" style:family="text">
      <style:text-properties style:font-name="Consolas" fo:font-size="10pt" style:font-name-complex="Consolas" style:font-size-asian="10pt" style:font-size-complex="10pt" fo:color="#0033b3" style:font-name-asian="Times New Roman"/>
    </style:style>
    <style:style style:name="T58" style:family="text">
      <style:text-properties style:font-name="Consolas" fo:font-size="10pt" style:font-name-complex="Consolas" style:font-size-asian="10pt" style:font-size-complex="10pt" style:font-name-asian="Times New Roman" fo:color="#000000"/>
    </style:style>
    <style:style style:name="T59" style:family="text">
      <style:text-properties style:font-name="Consolas" fo:font-size="10pt" style:font-name-complex="Consolas" style:font-size-asian="10pt" style:font-size-complex="10pt" style:font-name-asian="Times New Roman" fo:color="#080808"/>
    </style:style>
    <style:style style:name="T60" style:family="text">
      <style:text-properties style:font-name="Consolas" fo:font-size="10pt" style:font-name-complex="Consolas" style:font-size-asian="10pt" style:font-size-complex="10pt" style:font-name-asian="Times New Roman" fo:color="#8c8c8c" fo:font-style="italic" style:font-style-complex="italic"/>
    </style:style>
    <style:style style:name="T61" style:family="text">
      <style:text-properties style:font-name="Consolas" fo:font-size="10pt" style:font-name-complex="Consolas" style:font-size-asian="10pt" style:font-size-complex="10pt" style:font-name-asian="Times New Roman" fo:color="#0033b3"/>
    </style:style>
    <style:style style:name="T62" style:family="text">
      <style:text-properties style:font-name="Consolas" fo:font-size="10pt" style:font-name-complex="Consolas" style:font-size-asian="10pt" style:font-size-complex="10pt" style:font-name-asian="Times New Roman" fo:color="#b200b2"/>
    </style:style>
    <style:style style:name="T63" style:family="text">
      <style:text-properties style:font-name="Consolas" fo:font-size="10pt" style:font-name-complex="Consolas" style:font-size-asian="10pt" style:font-size-complex="10pt" style:font-name-asian="Times New Roman" fo:color="#94558d"/>
    </style:style>
    <style:style style:name="T64" style:family="text">
      <style:text-properties style:font-name="Consolas" fo:font-size="10pt" style:font-name-complex="Consolas" style:font-size-asian="10pt" style:font-size-complex="10pt" style:font-name-asian="Times New Roman" fo:color="#000080"/>
    </style:style>
    <style:style style:name="T65" style:family="text">
      <style:text-properties style:font-name="Consolas" fo:font-size="10pt" style:font-name-complex="Consolas" style:font-size-asian="10pt" style:font-size-complex="10pt" style:font-name-asian="Times New Roman" fo:color="#067d17"/>
    </style:style>
    <style:style style:name="T66" style:family="text">
      <style:text-properties style:font-name="Consolas" fo:font-size="10pt" style:font-name-complex="Consolas" style:font-size-asian="10pt" style:font-size-complex="10pt" style:font-name-asian="Times New Roman" fo:color="#0037a6"/>
    </style:style>
    <style:style style:name="T67" style:family="text">
      <style:text-properties style:font-name="Consolas" fo:font-size="10pt" style:font-name-complex="Consolas" style:font-size-asian="10pt" style:font-size-complex="10pt" style:font-name-asian="Times New Roman" fo:color="#1750eb"/>
    </style:style>
    <style:style style:name="T68" style:family="text">
      <style:text-properties style:font-name="Consolas" style:font-name-complex="Consolas" fo:color="#000080" style:font-name-asian="Consolas" fo:font-weight="bold" style:font-weight-asian="bold" style:font-weight-complex="bold" fo:font-size="12pt" style:font-size-asian="12pt" style:font-size-complex="12pt"/>
    </style:style>
    <style:style style:name="T69" style:family="text">
      <style:text-properties style:font-name="Consolas" style:font-name-complex="Consolas" style:font-name-asian="Consolas" fo:font-weight="bold" style:font-weight-asian="bold" style:font-weight-complex="bold" fo:font-size="12pt" style:font-size-asian="12pt" style:font-size-complex="12pt" fo:color="#080808"/>
    </style:style>
    <style:style style:name="T70" style:family="text">
      <style:text-properties style:font-name="Consolas" style:font-name-complex="Consolas" fo:color="#080808" style:font-name-asian="Times New Roman" fo:font-size="10pt" style:font-size-asian="10pt" style:font-size-complex="10pt"/>
    </style:style>
    <style:style style:name="T71" style:family="text">
      <style:text-properties style:font-name="Consolas" style:font-name-complex="Consolas" style:font-name-asian="Times New Roman" fo:font-size="10pt" style:font-size-asian="10pt" style:font-size-complex="10pt" fo:color="#b200b2"/>
    </style:style>
    <style:style style:name="T72" style:family="text">
      <style:text-properties style:font-name="Consolas" style:font-name-complex="Consolas" style:font-name-asian="Times New Roman" fo:font-size="10pt" style:font-size-asian="10pt" style:font-size-complex="10pt" fo:color="#080808"/>
    </style:style>
    <style:style style:name="T73" style:family="text">
      <style:text-properties style:font-name="Consolas" style:font-name-complex="Consolas" style:font-name-asian="Times New Roman" fo:font-size="10pt" style:font-size-asian="10pt" style:font-size-complex="10pt" fo:color="#660099"/>
    </style:style>
    <style:style style:name="T74" style:family="text">
      <style:text-properties fo:color="#000080" style:font-name="Consolas" fo:font-size="10pt" style:font-name-asian="Consolas" style:font-name-complex="Consolas" style:font-size-asian="10pt" style:font-size-complex="10pt" fo:language="en" fo:country="US" style:language-asian="en" style:country-asian="US" style:language-complex="ar" style:country-complex="SA"/>
    </style:style>
    <style:style style:name="T75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fo:color="#94558d" style:font-name-asian="Times New Roman" style:font-size-asian="12pt"/>
    </style:style>
    <style:style style:name="T76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fo:color="#000080" style:font-name-asian="Consolas" style:font-size-asian="10pt"/>
    </style:style>
    <style:style style:name="T77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fo:color="#0033b3" style:font-name-asian="Times New Roman" style:font-size-asian="12pt"/>
    </style:style>
    <style:style style:name="T78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style:font-name-asian="Times New Roman" style:font-size-asian="12pt" fo:color="#b200b2"/>
    </style:style>
    <style:style style:name="T79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style:font-size-asian="10pt" style:font-name-asian="Consolas" fo:color="#000080"/>
    </style:style>
    <style:style style:name="T80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style:font-name-asian="Times New Roman" style:font-size-asian="12pt" fo:color="#067d17"/>
    </style:style>
    <style:style style:name="T81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style:font-name-asian="Times New Roman" style:font-size-asian="12pt" fo:color="#0037a6"/>
    </style:style>
    <style:style style:name="T82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style:font-name-asian="Times New Roman" style:font-size-asian="12pt" fo:color="#94558d"/>
    </style:style>
    <style:style style:name="T83" style:family="text">
      <style:text-properties style:font-name="Consolas" fo:font-size="10pt" style:font-name-complex="Consolas" style:font-size-complex="10pt" fo:language="en" fo:country="US" style:language-asian="en" style:country-asian="US" style:language-complex="ar" style:country-complex="SA" fo:color="#0037a6" style:font-name-asian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table:table-column table:style-name="co1" table:default-cell-style-name="ce8"/>
        <table:table-column table:style-name="co2" table:default-cell-style-name="ce32"/>
        <table:table-column table:style-name="co3" table:default-cell-style-name="ce14"/>
        <table:table-column table:style-name="co4" table:default-cell-style-name="Default"/>
        <table:table-row table:style-name="ro1">
          <table:table-cell table:style-name="ce1" office:value-type="string" calcext:value-type="string">
            <text:p>Overview</text:p>
          </table:table-cell>
          <table:table-cell table:style-name="ce31"/>
          <table:table-cell table:number-columns-repeated="2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31" office:value-type="string" calcext:value-type="string">
            <text:p>Definition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1">
          <table:table-cell table:style-name="ce2" office:value-type="string" calcext:value-type="string">
            <text:p>What is python?</text:p>
          </table:table-cell>
          <table:table-cell table:style-name="ce31"/>
          <table:table-cell table:number-columns-repeated="2"/>
        </table:table-row>
        <table:table-row table:style-name="ro3">
          <table:table-cell table:style-name="ce3" office:value-type="string" calcext:value-type="string">
            <text:p>What is the command shell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python script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"Main" body of a script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Script Header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data type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 type hint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are the basic components of programming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data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are python coding standards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 data type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does the type() function do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concatenation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escape character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operator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Name some common operators?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What is an overloaded operator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hat is an exception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How do you read and resolve an exception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How do you troubleshoot your programs? 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hat are four common types of exceptions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an IDE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PyCharm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Jupyter Notebooks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y are professional IDEs used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pseudo-code?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What are "conditional" statements? </text:p>
          </table:table-cell>
          <table:table-cell office:value-type="string" calcext:value-type="string">
            <text:p>code that only executes if a criteria has been met</text:p>
          </table:table-cell>
          <table:table-cell table:style-name="ce15" office:value-type="string" calcext:value-type="string">
            <text:p><text:span text:style-name="T5">if</text:span><text:span text:style-name="T6"> </text:span><text:span text:style-name="T7">data == </text:span><text:span text:style-name="T8">5</text:span><text:span text:style-name="T7">:  </text:span><text:span text:style-name="T9"># Conditional statement</text:span></text:p>
          </table:table-cell>
          <table:table-cell/>
        </table:table-row>
        <table:table-row table:style-name="ro4">
          <table:table-cell table:style-name="ce6" office:value-type="string" calcext:value-type="string">
            <text:p>How do you control the flow of a program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is a Loop? 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hat do "break" and "continue" do? 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 collection of data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 dictionary is what?</text:p>
          </table:table-cell>
          <table:table-cell/>
          <table:table-cell office:value-type="string" calcext:value-type="string">
            <text:p><text:span text:style-name="T10">var_dictionary: </text:span><text:span text:style-name="T11">dict </text:span><text:span text:style-name="T12">= {</text:span><text:span text:style-name="T13">"val1"</text:span><text:span text:style-name="T12">:</text:span><text:span text:style-name="T14">1</text:span><text:span text:style-name="T12">,</text:span><text:span text:style-name="T13">"val2"</text:span><text:span text:style-name="T12">:</text:span><text:span text:style-name="T14">2</text:span><text:span text:style-name="T12">,</text:span><text:span text:style-name="T13">"val3"</text:span><text:span text:style-name="T12">:</text:span><text:span text:style-name="T14">3</text:span><text:span text:style-name="T15">}</text:span></text:p>
          </table:table-cell>
          <table:table-cell/>
        </table:table-row>
        <table:table-row table:style-name="ro1">
          <table:table-cell table:style-name="ce7" office:value-type="string" calcext:value-type="string">
            <text:p>What is another word for a collection in Python?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A Tuple is a collection of what?</text:p>
          </table:table-cell>
          <table:table-cell/>
          <table:table-cell table:style-name="ce39" office:value-type="string" calcext:value-type="string">
            <text:p>var_tuple: <text:span text:style-name="T16">tuple </text:span>= (<text:span text:style-name="T17">1</text:span>,<text:span text:style-name="T17">2</text:span>,<text:span text:style-name="T17">3</text:span><text:span text:style-name="T18">)</text:span></text:p>
          </table:table-cell>
          <table:table-cell/>
        </table:table-row>
        <table:table-row table:style-name="ro1">
          <table:table-cell table:style-name="ce7" office:value-type="string" calcext:value-type="string">
            <text:p>A List is a collection of what?</text:p>
          </table:table-cell>
          <table:table-cell/>
          <table:table-cell table:style-name="ce39" office:value-type="string" calcext:value-type="string">
            <text:p>var_list: <text:span text:style-name="T16">list </text:span>= [<text:span text:style-name="T17">1</text:span>,<text:span text:style-name="T17">2</text:span>,<text:span text:style-name="T17">3</text:span><text:span text:style-name="T18">]</text:span></text:p>
          </table:table-cell>
          <table:table-cell/>
        </table:table-row>
        <table:table-row table:style-name="ro1">
          <table:table-cell table:style-name="ce7" office:value-type="string" calcext:value-type="string">
            <text:p>What functions allow you to read data from a file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the difference between a List and a Dictionary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the between an Index and a Key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a JavaScript Object Notation (JSON) file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does Python's json module do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Structured Error Handling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y is error handling using Try-Except recommend?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What is GitHub, and why is it used?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ce3" office:value-type="string" calcext:value-type="string">
            <text:p>What are functions?</text:p>
          </table:table-cell>
          <table:table-cell office:value-type="string" calcext:value-type="string">
            <text:p>A group of statements that are wrapped together in order to be used many times</text:p>
          </table:table-cell>
          <table:table-cell table:style-name="Default"/>
          <table:table-cell/>
        </table:table-row>
        <table:table-row table:style-name="ro7">
          <table:table-cell table:style-name="ce3" office:value-type="string" calcext:value-type="string">
            <text:p>What are parameters?</text:p>
          </table:table-cell>
          <table:table-cell table:style-name="ce33" office:value-type="string" calcext:value-type="string">
            <text:p><text:span text:style-name="T1">• Pass data</text:span></text:p>
            <text:p><text:span text:style-name="T1">• Into Function</text:span></text:p>
          </table:table-cell>
          <table:table-cell table:style-name="ce16" office:value-type="string" calcext:value-type="string">
            <text:p><text:span text:style-name="T19">• </text:span><text:span text:style-name="T20">write_data_to_file</text:span><text:span text:style-name="T21">(</text:span><text:span text:style-name="T22">FILE_DATA</text:span><text:span text:style-name="T23">, students): </text:span></text:p>
          </table:table-cell>
          <table:table-cell table:style-name="ce14" office:value-type="string" calcext:value-type="string">
            <text:p><text:span text:style-name="T2">• </text:span>FILE_DATA, students <text:span text:style-name="T2">•</text:span></text:p>
          </table:table-cell>
        </table:table-row>
        <table:table-row table:style-name="ro8">
          <table:table-cell table:style-name="ce3" office:value-type="string" calcext:value-type="string">
            <text:p>What are arguments?</text:p>
          </table:table-cell>
          <table:table-cell table:style-name="ce33" office:value-type="string" calcext:value-type="string">
            <text:p>• Inside parameters    <text:span text:style-name="T2">• =          •value assigned to a parameter</text:span></text:p>
          </table:table-cell>
          <table:table-cell table:style-name="ce17" office:value-type="string" calcext:value-type="string">
            <text:p><text:span text:style-name="T24">•</text:span><text:span text:style-name="T25">read_data_from_file(file_name=FILE_NAME, student_data=student_table)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What is the difference between parameters and argument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are return values?</text:p>
          </table:table-cell>
          <table:table-cell table:number-columns-repeated="3"/>
        </table:table-row>
        <table:table-row table:style-name="ro9">
          <table:table-cell table:style-name="ce3" office:value-type="string" calcext:value-type="string">
            <text:p>What is the difference between a global and a local variable?</text:p>
          </table:table-cell>
          <table:table-cell office:value-type="string" calcext:value-type="string">
            <text:p>A class is a large group of functions. A function is a group of statements wrapped together.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hat is the difference between a function and a clas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are the differences between statements, functions, and classes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a data class, a presentation class, and a processing class?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What is a constructor?</text:p>
          </table:table-cell>
          <table:table-cell office:value-type="string" calcext:value-type="string">
            <text:p><text:span text:style-name="T3">- </text:span>A technical word for variable in the class. What an object is or has. </text:p>
          </table:table-cell>
          <table:table-cell table:style-name="ce18" office:value-type="string" calcext:value-type="string">
            <text:p>name, age, height</text:p>
          </table:table-cell>
          <table:table-cell/>
        </table:table-row>
        <table:table-row table:style-name="ro11">
          <table:table-cell table:style-name="ce3" office:value-type="string" calcext:value-type="string">
            <text:p>What is an attribute?</text:p>
          </table:table-cell>
          <table:table-cell office:value-type="string" calcext:value-type="string">
            <text:p>It is a variable within a class.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hat is a property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class inheritance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an overridden method?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What is the difference between Git and GitHub Desktop?</text:p>
          </table:table-cell>
          <table:table-cell table:style-name="Default"/>
          <table:table-cell table:number-columns-repeated="2"/>
        </table:table-row>
        <table:table-row table:style-name="ro12">
          <table:table-cell office:value-type="string" calcext:value-type="string">
            <text:p>What is @staticmethod</text:p>
          </table:table-cell>
          <table:table-cell office:value-type="string" calcext:value-type="string">
            <text:p>It is a function decorator.</text:p>
          </table:table-cell>
          <table:table-cell office:value-type="string" calcext:value-type="string">
            <text:p>Has their own memory.</text:p>
          </table:table-cell>
          <table:table-cell/>
        </table:table-row>
        <table:table-row table:style-name="ro7">
          <table:table-cell office:value-type="string" calcext:value-type="string">
            <text:p>What is an object?</text:p>
          </table:table-cell>
          <table:table-cell office:value-type="string" calcext:value-type="string">
            <text:p>An object is an instance of a class.</text:p>
          </table:table-cell>
          <table:table-cell office:value-type="string" calcext:value-type="string">
            <text:p>eat,sleep, make youtube videos</text:p>
          </table:table-cell>
          <table:table-cell/>
        </table:table-row>
        <table:table-row table:style-name="ro12">
          <table:table-cell office:value-type="string" calcext:value-type="string">
            <text:p>What is a method?</text:p>
          </table:table-cell>
          <table:table-cell office:value-type="string" calcext:value-type="string">
            <text:p>What an object does.</text:p>
          </table:table-cell>
          <table:table-cell table:style-name="ce12"/>
          <table:table-cell/>
        </table:table-row>
        <table:table-row table:style-name="ro12">
          <table:table-cell office:value-type="string" calcext:value-type="string">
            <text:p>Presentation Class</text:p>
          </table:table-cell>
          <table:table-cell table:style-name="ce34" office:value-type="string" calcext:value-type="string">
            <text:p><text:span text:style-name="T1">• Input</text:span></text:p>
            <text:p><text:span text:style-name="T1">• Output</text:span>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Processing Class</text:p>
          </table:table-cell>
          <table:table-cell office:value-type="string" calcext:value-type="string">
            <text:p>read and write data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Data Class</text:p>
          </table:table-cell>
          <table:table-cell office:value-type="string" calcext:value-type="string">
            <text:p>holds data about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What does state mean?</text:p>
          </table:table-cell>
          <table:table-cell table:style-name="ce35" office:value-type="string" calcext:value-type="string">
            <text:p><text:s/>the collection of attributes or properties that define the current condition or characteristics of that object at a particular moment in time. </text:p>
          </table:table-cell>
          <table:table-cell table:style-name="ce12"/>
          <table:table-cell/>
        </table:table-row>
        <table:table-row table:style-name="ro14">
          <table:table-cell office:value-type="string" calcext:value-type="string">
            <text:p>What is a global variable?</text:p>
          </table:table-cell>
          <table:table-cell table:style-name="ce34" office:value-type="string" calcext:value-type="string">
            <text:p><text:span text:style-name="T1">• Variable</text:span></text:p>
            <text:p><text:span text:style-name="T1">• Outside of Function</text:span>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What is a local variable?</text:p>
          </table:table-cell>
          <table:table-cell table:style-name="ce33" office:value-type="string" calcext:value-type="string">
            <text:p>• Variable</text:p>
            <text:p><text:span text:style-name="T2">• Inside of Function</text:span>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What are constructors?</text:p>
          </table:table-cell>
          <table:table-cell table:style-name="ce34" office:value-type="string" calcext:value-type="string">
            <text:p><text:span text:style-name="T1">Initial function for object </text:span></text:p>
            <text:p><text:span text:style-name="T4">•sets  attributes        • OOP </text:span></text:p>
          </table:table-cell>
          <table:table-cell table:style-name="ce44" office:value-type="string" calcext:value-type="string">
            <text:p>(__init__)</text:p>
          </table:table-cell>
          <table:table-cell/>
        </table:table-row>
        <table:table-row table:style-name="ro16">
          <table:table-cell office:value-type="string" calcext:value-type="string">
            <text:p>What does the self keyword “self” do?</text:p>
          </table:table-cell>
          <table:table-cell table:style-name="ce34" office:value-type="string" calcext:value-type="string">
            <text:p><text:span text:style-name="T1">points to data or to functions </text:span><text:span text:style-name="T4">in an object instance </text:span></text:p>
          </table:table-cell>
          <table:table-cell table:style-name="ce45" office:value-type="string" calcext:value-type="string">
            <text:p><text:span text:style-name="T26"> </text:span><text:span text:style-name="T27">def </text:span><text:span text:style-name="T28">__init__</text:span><text:span text:style-name="T7">(</text:span><text:span text:style-name="T29">self</text:span><text:span text:style-name="T7">, first_name: </text:span><text:span text:style-name="T30">str </text:span><text:span text:style-name="T7">= </text:span><text:span text:style-name="T31">''</text:span><text:span text:style-name="T7">, last_name: </text:span><text:span text:style-name="T30">str </text:span><text:span text:style-name="T7">= </text:span><text:span text:style-name="T31">''</text:span><text:span text:style-name="T7">, gpa: </text:span><text:span text:style-name="T30">float </text:span><text:span text:style-name="T7">= </text:span><text:span text:style-name="T32">0.00</text:span><text:span text:style-name="T7">):</text:span><text:span text:style-name="T7">        </text:span><text:span text:style-name="T33">self</text:span><text:span text:style-name="T7">.first_name = first_name</text:span><text:span text:style-name="T7">        </text:span><text:span text:style-name="T33">self</text:span><text:span text:style-name="T7">.last_name = last_name</text:span><text:span text:style-name="T7">        </text:span><text:span text:style-name="T33">self</text:span><text:span text:style-name="T34">.gpa = gpa</text:span></text:p>
          </table:table-cell>
          <table:table-cell/>
        </table:table-row>
        <table:table-row table:style-name="ro9">
          <table:table-cell office:value-type="string" calcext:value-type="string">
            <text:p>What is a private attribute?</text:p>
          </table:table-cell>
          <table:table-cell office:value-type="string" calcext:value-type="string">
            <text:p>Attribute can not be changed by code outside of class <text:s text:c="7"/>• &lt;__&gt;</text:p>
          </table:table-cell>
          <table:table-cell office:value-type="string" calcext:value-type="string">
            <text:p><text:span text:style-name="T35">class </text:span><text:span text:style-name="T36">Person</text:span><text:span text:style-name="T12">:</text:span><text:span text:style-name="T13">    </text:span><text:span text:style-name="T37">def </text:span><text:span text:style-name="T38">__init__</text:span><text:span text:style-name="T12">(</text:span><text:span text:style-name="T39">self</text:span><text:span text:style-name="T12">, first_name: </text:span><text:span text:style-name="T11">str </text:span><text:span text:style-name="T12">= </text:span><text:span text:style-name="T13">""</text:span><text:span text:style-name="T12">, last_name: </text:span><text:span text:style-name="T11">str </text:span><text:span text:style-name="T12">= </text:span><text:span text:style-name="T13">""</text:span><text:span text:style-name="T12">):</text:span><text:span text:style-name="T12">        </text:span><text:span text:style-name="T39">self</text:span><text:span text:style-name="T12">.</text:span><text:span text:style-name="T40">__</text:span><text:span text:style-name="T41">first_name = first_name</text:span><text:span text:style-name="T41">        </text:span><text:span text:style-name="T42">self</text:span><text:span text:style-name="T43">.</text:span><text:span text:style-name="T40">__</text:span><text:span text:style-name="T44">last_name = last_name</text:span></text:p>
          </table:table-cell>
          <table:table-cell/>
        </table:table-row>
        <table:table-row table:style-name="ro17">
          <table:table-cell office:value-type="string" calcext:value-type="string">
            <text:p>What is inherited code?</text:p>
          </table:table-cell>
          <table:table-cell office:value-type="string" calcext:value-type="string">
            <text:p>a child class inherits properties and methods from a parent class • OOP <text:s text:c="9"/>•Base(parent) •Derived(child)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What is an object class?</text:p>
          </table:table-cell>
          <table:table-cell office:value-type="string" calcext:value-type="string">
            <text:p>All classes and object in the script user/built inherit code •dunder/magic method •Derived(ch</text:p>
          </table:table-cell>
          <table:table-cell table:style-name="ce45" office:value-type="string" calcext:value-type="string">
            <text:p><text:span text:style-name="T45">class </text:span><text:span text:style-name="T46">MyClass</text:span><text:span text:style-name="T7">:</text:span><text:span text:style-name="T7">    </text:span><text:span text:style-name="T47">pass</text:span><text:span text:style-name="T7">obj = MyClass()</text:span><text:span text:style-name="T9"># By default, the __str__ method shows the object's memory address</text:span><text:span text:style-name="T48">print</text:span><text:span text:style-name="T7">(obj)  </text:span><text:span text:style-name="T49"># Output: &lt;__main__.MyClass object at 0x7f9be3174e80&gt;                       or                                                                                      </text:span><text:span text:style-name="T50">Class </text:span><text:span text:style-name="T51">MyClass</text:span><text:span text:style-name="T52">:</text:span><text:span text:style-name="T52">    </text:span><text:span text:style-name="T50">def </text:span><text:span text:style-name="T53">__str__</text:span><text:span text:style-name="T52">(</text:span><text:span text:style-name="T54">self</text:span><text:span text:style-name="T52">):</text:span><text:span text:style-name="T52">        </text:span><text:span text:style-name="T50">return </text:span><text:span text:style-name="T55">"This is an instance of MyClass"</text:span><text:span text:style-name="T52">obj = MyClass()</text:span><text:span text:style-name="T52"># Custom __str__ method provides a more informative string representation</text:span><text:span text:style-name="T56">print</text:span><text:span text:style-name="T52">(obj)  # Output: This is an instance of MyClass</text:span></text:p>
          </table:table-cell>
          <table:table-cell/>
        </table:table-row>
        <table:table-row table:style-name="ro18">
          <table:table-cell office:value-type="string" calcext:value-type="string">
            <text:p>What does it mean to override a method?</text:p>
          </table:table-cell>
          <table:table-cell office:value-type="string" calcext:value-type="string">
            <text:p>A method in which the a constructor of a child class calls the the constructor of the parent class. <text:s text:c="12"/>• super()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What is GIT?</text:p>
          </table:table-cell>
          <table:table-cell office:value-type="string" calcext:value-type="string">
            <text:p>A version control system (VCS) that helps devs manage history and changes of multiple files <text:s text:c="2"/>• local PC <text:s text:c="6"/>• clones orginal file</text:p>
          </table:table-cell>
          <table:table-cell table:style-name="ce46" office:value-type="string" calcext:value-type="string">
            <text:p><text:span text:style-name="T57">class </text:span><text:span text:style-name="T58">Person</text:span><text:span text:style-name="T59">:  </text:span><text:span text:style-name="T60"># Don't add a class name to indicate implicate inheritance from the object class.</text:span><text:span text:style-name="T60">    </text:span><text:span text:style-name="T61">def </text:span><text:span text:style-name="T62">__init__</text:span><text:span text:style-name="T59">(</text:span><text:span text:style-name="T63">self</text:span><text:span text:style-name="T59">, first_name: </text:span><text:span text:style-name="T64">str </text:span><text:span text:style-name="T59">= </text:span><text:span text:style-name="T65">''</text:span><text:span text:style-name="T59">, last_name: </text:span><text:span text:style-name="T64">str </text:span><text:span text:style-name="T59">= </text:span><text:span text:style-name="T65">''</text:span><text:span text:style-name="T59">):</text:span><text:span text:style-name="T59">        </text:span><text:span text:style-name="T63">self</text:span><text:span text:style-name="T59">.first_name = first_name</text:span><text:span text:style-name="T59">        </text:span><text:span text:style-name="T63">self</text:span><text:span text:style-name="T59">.last_name = last_name</text:span><text:span text:style-name="T59">    </text:span><text:span text:style-name="T61">def </text:span><text:span text:style-name="T62">__str__</text:span><text:span text:style-name="T59">(</text:span><text:span text:style-name="T63">self</text:span><text:span text:style-name="T59">):</text:span><text:span text:style-name="T59">        </text:span><text:span text:style-name="T61">return </text:span><text:span text:style-name="T65">f"</text:span><text:span text:style-name="T66">{</text:span><text:span text:style-name="T63">self</text:span><text:span text:style-name="T59">.first_name</text:span><text:span text:style-name="T66">}</text:span><text:span text:style-name="T65">,</text:span><text:span text:style-name="T66">{</text:span><text:span text:style-name="T63">self</text:span><text:span text:style-name="T59">.last_name</text:span><text:span text:style-name="T66">}</text:span><text:span text:style-name="T65">"</text:span><text:span text:style-name="T61">class </text:span><text:span text:style-name="T58">Student</text:span><text:span text:style-name="T59">(Person):  </text:span><text:span text:style-name="T60"># Add a class name to indicate explicit inheritance.</text:span><text:span text:style-name="T60">    </text:span><text:span text:style-name="T61">def </text:span><text:span text:style-name="T62">__init__</text:span><text:span text:style-name="T59">(</text:span><text:span text:style-name="T63">self</text:span><text:span text:style-name="T59">, first_name: </text:span><text:span text:style-name="T64">str </text:span><text:span text:style-name="T59">= </text:span><text:span text:style-name="T65">''</text:span><text:span text:style-name="T59">, last_name: </text:span><text:span text:style-name="T64">str </text:span><text:span text:style-name="T59">= </text:span><text:span text:style-name="T65">''</text:span><text:span text:style-name="T59">, gpa: </text:span><text:span text:style-name="T64">float </text:span><text:span text:style-name="T59">= </text:span><text:span text:style-name="T67">0.00</text:span><text:span text:style-name="T59">):</text:span><text:span text:style-name="T64">        </text:span><text:span text:style-name="T68">super</text:span><text:span text:style-name="T69">()</text:span><text:span text:style-name="T70">.</text:span><text:span text:style-name="T71">__init__</text:span><text:span text:style-name="T72">(</text:span><text:span text:style-name="T73">first_name</text:span><text:span text:style-name="T72">=first_name, </text:span><text:span text:style-name="T73">last_name</text:span><text:span text:style-name="T72">=last_name)</text:span></text:p>
            <text:p><text:span text:style-name="T74">        </text:span><text:span text:style-name="T75">self</text:span><text:span text:style-name="T76">.gpa = gpa</text:span><text:span text:style-name="T76">    </text:span><text:span text:style-name="T77">def </text:span><text:span text:style-name="T78">__str__</text:span><text:span text:style-name="T79">(</text:span><text:span text:style-name="T75">self</text:span><text:span text:style-name="T76">):</text:span><text:span text:style-name="T76">        </text:span><text:span text:style-name="T77">return </text:span><text:span text:style-name="T80">f"</text:span><text:span text:style-name="T81">{</text:span><text:span text:style-name="T82">self</text:span><text:span text:style-name="T79">.first_name</text:span><text:span text:style-name="T83">}</text:span><text:span text:style-name="T80">,</text:span><text:span text:style-name="T81">{</text:span><text:span text:style-name="T82">self</text:span><text:span text:style-name="T79">.last_name</text:span><text:span text:style-name="T83">}</text:span><text:span text:style-name="T80">,</text:span><text:span text:style-name="T81">{</text:span><text:span text:style-name="T82">self</text:span><text:span text:style-name="T79">.gpa</text:span><text:span text:style-name="T83">}</text:span><text:span text:style-name="T80">"</text:span></text:p>
          </table:table-cell>
          <table:table-cell/>
        </table:table-row>
        <table:table-row table:style-name="ro20">
          <table:table-cell office:value-type="string" calcext:value-type="string">
            <text:p>What is a repository?</text:p>
          </table:table-cell>
          <table:table-cell office:value-type="string" calcext:value-type="string">
            <text:p>Refers to the copy of the original file or project <text:s text:c="11"/>• GIT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What is Branching?</text:p>
          </table:table-cell>
          <table:table-cell office:value-type="string" calcext:value-type="string">
            <text:p>A sperated line of code in a project, each change to a branch is made independently to other branches <text:s text:c="7"/>• GIT <text:s text:c="13"/>• Bug fixes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What is merging?</text:p>
          </table:table-cell>
          <table:table-cell office:value-type="string" calcext:value-type="string">
            <text:p>When changes are successfully committed in a Branch.GIT orders the commits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number-columns-repeated="2"/>
        </table:table-row>
        <table:table-row table:style-name="ro4" table:number-rows-repeated="104849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How to" table:style-name="ta1">
        <table:table-column table:style-name="co5" table:default-cell-style-name="ce22"/>
        <table:table-row table:style-name="ro4" table:number-rows-repeated="2">
          <table:table-cell table:style-name="Default"/>
        </table:table-row>
        <table:table-row table:style-name="ro3">
          <table:table-cell table:style-name="ce19" office:value-type="string" calcext:value-type="string">
            <text:p>How can you display information to the user?</text:p>
          </table:table-cell>
        </table:table-row>
        <table:table-row table:style-name="ro3">
          <table:table-cell table:style-name="ce19" office:value-type="string" calcext:value-type="string">
            <text:p>How do you run a python script?</text:p>
          </table:table-cell>
        </table:table-row>
        <table:table-row table:style-name="ro4">
          <table:table-cell table:style-name="ce20" office:value-type="string" calcext:value-type="string">
            <text:p>How do you declare and assign values to constants and variables?</text:p>
          </table:table-cell>
        </table:table-row>
        <table:table-row table:style-name="ro4">
          <table:table-cell table:style-name="ce21" office:value-type="string" calcext:value-type="string">
            <text:p>How do you control the flow of a program? </text:p>
          </table:table-cell>
        </table:table-row>
        <table:table-row table:style-name="ro4">
          <table:table-cell table:style-name="ce21" office:value-type="string" calcext:value-type="string">
            <text:p>How do you compare values?</text:p>
          </table:table-cell>
        </table:table-row>
        <table:table-row table:style-name="ro4">
          <table:table-cell table:style-name="ce21" office:value-type="string" calcext:value-type="string">
            <text:p>How do you compare references to the same location in memory?</text:p>
          </table:table-cell>
        </table:table-row>
        <table:table-row table:style-name="ro4">
          <table:table-cell table:style-name="ce21" office:value-type="string" calcext:value-type="string">
            <text:p>How do you use multiple conditional expressions? </text:p>
          </table:table-cell>
        </table:table-row>
        <table:table-row table:style-name="ro4">
          <table:table-cell table:style-name="ce21" office:value-type="string" calcext:value-type="string">
            <text:p>How are while loops different from for loops?</text:p>
          </table:table-cell>
        </table:table-row>
        <table:table-row table:style-name="ro1">
          <table:table-cell office:value-type="string" calcext:value-type="string">
            <text:p>How do you access individual values in a String?</text:p>
          </table:table-cell>
        </table:table-row>
        <table:table-row table:style-name="ro1">
          <table:table-cell office:value-type="string" calcext:value-type="string">
            <text:p>How do you access individual values in a Tuple?</text:p>
          </table:table-cell>
        </table:table-row>
        <table:table-row table:style-name="ro1">
          <table:table-cell office:value-type="string" calcext:value-type="string">
            <text:p>How do you access individual values in a List?</text:p>
          </table:table-cell>
        </table:table-row>
        <table:table-row table:style-name="ro1">
          <table:table-cell office:value-type="string" calcext:value-type="string">
            <text:p>How do you write data from a String into a text file?</text:p>
          </table:table-cell>
        </table:table-row>
        <table:table-row table:style-name="ro1">
          <table:table-cell office:value-type="string" calcext:value-type="string">
            <text:p>How do you write data from a List into a text file?</text:p>
          </table:table-cell>
        </table:table-row>
        <table:table-row table:style-name="ro1">
          <table:table-cell office:value-type="string" calcext:value-type="string">
            <text:p>How do you read data from a text file into a List?</text:p>
          </table:table-cell>
        </table:table-row>
        <table:table-row table:style-name="ro1">
          <table:table-cell office:value-type="string" calcext:value-type="string">
            <text:p>How do you write data to a file from a Dictionary?</text:p>
          </table:table-cell>
        </table:table-row>
        <table:table-row table:style-name="ro1">
          <table:table-cell office:value-type="string" calcext:value-type="string">
            <text:p>How do you read data from a file into a Dictionary?</text:p>
          </table:table-cell>
        </table:table-row>
        <table:table-row table:style-name="ro3">
          <table:table-cell table:style-name="ce19" office:value-type="string" calcext:value-type="string">
            <text:p>How do you use functions to organize your code?</text:p>
          </table:table-cell>
        </table:table-row>
        <table:table-row table:style-name="ro3">
          <table:table-cell table:style-name="ce19" office:value-type="string" calcext:value-type="string">
            <text:p>How do you use classes to organize your functions?</text:p>
          </table:table-cell>
        </table:table-row>
        <table:table-row table:style-name="ro3">
          <table:table-cell table:style-name="ce19" office:value-type="string" calcext:value-type="string">
            <text:p>How do functions help you program using the “Separations of Concerns" pattern?</text:p>
          </table:table-cell>
        </table:table-row>
        <table:table-row table:style-name="ro4">
          <table:table-cell table:style-name="Default" office:value-type="string" calcext:value-type="string">
            <text:p>How to use self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ook Antiqua" svg:font-family="'Book Antiqua'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Helvetica1" svg:font-family="Helvetica, Ari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0:26:10.974000000</meta:creation-date>
    <dc:date>2024-05-28T13:52:17.634000000</dc:date>
    <meta:editing-duration>PT16H52M50S</meta:editing-duration>
    <meta:editing-cycles>26</meta:editing-cycles>
    <meta:generator>LibreOffice/7.5.0.3$Windows_X86_64 LibreOffice_project/c21113d003cd3efa8c53188764377a8272d9d6de</meta:generator>
    <meta:document-statistic meta:table-count="2" meta:cell-count="142" meta:object-count="0"/>
  </office:meta>
</office:document-meta>
</file>